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B Badr" svg:font-family="'B Badr'" style:font-pitch="variable"/>
    <style:font-face style:name="B Mitra" svg:font-family="'B Mitr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B Badr" style:font-name-complex="B Badr"/>
    </style:style>
    <style:style style:name="P2" style:family="paragraph" style:parent-style-name="Standard">
      <style:paragraph-properties fo:line-height="115%"/>
      <style:text-properties style:font-name="B Mitra" style:font-name-complex="B Mitra"/>
    </style:style>
    <style:style style:name="P3" style:family="paragraph" style:parent-style-name="Standard">
      <style:paragraph-properties fo:line-height="115%" fo:text-align="end" style:justify-single-word="false" style:writing-mode="rl-tb"/>
      <style:text-properties style:font-name="B Mitra" fo:font-weight="bold" style:font-weight-asian="bold" style:font-name-complex="B Mitra" style:font-weight-complex="bold"/>
    </style:style>
    <style:style style:name="P4" style:family="paragraph" style:parent-style-name="Standard">
      <style:paragraph-properties fo:line-height="115%"/>
      <style:text-properties style:font-name="B Mitra" fo:font-weight="normal" style:font-weight-asian="normal" style:font-name-complex="B Mitra" style:font-weight-complex="normal"/>
    </style:style>
    <style:style style:name="P5" style:family="paragraph" style:parent-style-name="Standard">
      <style:paragraph-properties fo:line-height="115%" fo:text-align="center" style:justify-single-word="false" style:writing-mode="rl-tb"/>
      <style:text-properties style:font-name="B Mitra" fo:font-size="14pt" fo:font-weight="bold" style:font-size-asian="14pt" style:font-weight-asian="bold" style:font-name-complex="B Mitra" style:font-size-complex="14pt" style:font-weight-complex="bold"/>
    </style:style>
    <style:style style:name="P6" style:family="paragraph" style:parent-style-name="Standard">
      <style:paragraph-properties fo:line-height="115%"/>
      <style:text-properties style:font-name="Arial Black" fo:font-size="14pt" style:text-underline-style="solid" style:text-underline-width="auto" style:text-underline-color="font-color" style:font-size-asian="14pt" style:font-name-complex="B Badr" style:font-size-complex="14pt"/>
    </style:style>
    <style:style style:name="P7" style:family="paragraph" style:parent-style-name="Standard">
      <style:paragraph-properties fo:line-height="115%"/>
      <style:text-properties style:font-name="Arial Black" style:font-name-complex="B Mitra"/>
    </style:style>
    <style:style style:name="P8" style:family="paragraph" style:parent-style-name="Standard" style:list-style-name="L1">
      <style:paragraph-properties fo:line-height="115%"/>
    </style:style>
    <style:style style:name="P9" style:family="paragraph" style:parent-style-name="Standard" style:list-style-name="L2">
      <style:paragraph-properties fo:line-height="115%"/>
    </style:style>
    <style:style style:name="P10" style:family="paragraph" style:parent-style-name="Standard" style:list-style-name="L3">
      <style:paragraph-properties fo:line-height="115%"/>
    </style:style>
    <style:style style:name="P11" style:family="paragraph" style:parent-style-name="Standard" style:list-style-name="L4">
      <style:paragraph-properties fo:line-height="115%"/>
    </style:style>
    <style:style style:name="P12" style:family="paragraph" style:parent-style-name="Standard" style:list-style-name="L5">
      <style:paragraph-properties fo:line-height="115%"/>
    </style:style>
    <style:style style:name="P13" style:family="paragraph" style:parent-style-name="Standard">
      <style:paragraph-properties fo:line-height="115%"/>
      <style:text-properties style:font-name="B Mitra" fo:font-weight="normal" style:font-weight-asian="normal" style:font-name-complex="B Mitra" style:font-weight-complex="normal"/>
    </style:style>
    <style:style style:name="P14" style:family="paragraph" style:parent-style-name="Standard">
      <style:paragraph-properties fo:line-height="115%" fo:text-align="end" style:justify-single-word="false" style:writing-mode="rl-tb"/>
      <style:text-properties style:font-name="B Mitra" fo:font-weight="bold" style:font-weight-asian="bold" style:font-name-complex="B Mitra" style:font-weight-complex="bold"/>
    </style:style>
    <style:style style:name="P15" style:family="paragraph" style:parent-style-name="Standard">
      <style:paragraph-properties fo:line-height="115%"/>
      <style:text-properties style:font-name="B Mitra" fo:font-weight="bold" style:font-weight-asian="normal" style:font-name-complex="B Mitra" style:font-weight-complex="normal"/>
    </style:style>
    <style:style style:name="P16" style:family="paragraph" style:parent-style-name="Standard">
      <style:paragraph-properties fo:line-height="115%"/>
      <style:text-properties style:font-name="Arial Black" fo:font-weight="normal" style:font-weight-asian="normal" style:font-name-complex="B Mitra" style:font-weight-complex="normal"/>
    </style:style>
    <style:style style:name="P17" style:family="paragraph" style:parent-style-name="Standard">
      <style:paragraph-properties fo:line-height="115%"/>
      <style:text-properties style:font-name="Arial Black" fo:font-weight="bold" style:font-weight-asian="bold" style:font-name-complex="B Mitra" style:font-weight-complex="bold"/>
    </style:style>
    <style:style style:name="T1" style:family="text">
      <style:text-properties fo:font-style="normal" fo:font-weight="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Black"/>
    </style:style>
    <style:style style:name="T5" style:family="text">
      <style:text-properties style:font-name="B Mitra" fo:font-weight="normal" style:font-weight-asian="normal" style:font-name-complex="B Mitra"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fo:text-align="end"/>
      </text:list-level-style-number>
      <text:list-level-style-bullet text:level="2" text:style-name="Bullet_20_Symbols" loext:num-list-format="%2%." style:num-suffix="." text:bullet-char="•">
        <style:list-level-properties text:space-before="2.002cm" text:min-label-width="0.499cm" fo:text-align="end"/>
      </text:list-level-style-bullet>
      <text:list-level-style-bullet text:level="3" text:style-name="Bullet_20_Symbols" loext:num-list-format="%3%." style:num-suffix="." text:bullet-char="•">
        <style:list-level-properties text:space-before="3.253cm" text:min-label-width="0.499cm" fo:text-align="end"/>
      </text:list-level-style-bullet>
      <text:list-level-style-bullet text:level="4" text:style-name="Bullet_20_Symbols" loext:num-list-format="%4%." style:num-suffix="." text:bullet-char="•">
        <style:list-level-properties text:space-before="4.503cm" text:min-label-width="0.499cm" fo:text-align="end"/>
      </text:list-level-style-bullet>
      <text:list-level-style-bullet text:level="5" text:style-name="Bullet_20_Symbols" loext:num-list-format="%5%." style:num-suffix="." text:bullet-char="•">
        <style:list-level-properties text:space-before="5.754cm" text:min-label-width="0.499cm" fo:text-align="end"/>
      </text:list-level-style-bullet>
      <text:list-level-style-bullet text:level="6" text:style-name="Bullet_20_Symbols" loext:num-list-format="%6%." style:num-suffix="." text:bullet-char="•">
        <style:list-level-properties text:space-before="7.005cm" text:min-label-width="0.499cm" fo:text-align="end"/>
      </text:list-level-style-bullet>
      <text:list-level-style-bullet text:level="7" text:style-name="Bullet_20_Symbols" loext:num-list-format="%7%." style:num-suffix="." text:bullet-char="•">
        <style:list-level-properties text:space-before="8.255cm" text:min-label-width="0.499cm" fo:text-align="end"/>
      </text:list-level-style-bullet>
      <text:list-level-style-bullet text:level="8" text:style-name="Bullet_20_Symbols" loext:num-list-format="%8%." style:num-suffix="." text:bullet-char="•">
        <style:list-level-properties text:space-before="9.506cm" text:min-label-width="0.499cm" fo:text-align="end"/>
      </text:list-level-style-bullet>
      <text:list-level-style-bullet text:level="9" text:style-name="Bullet_20_Symbols" loext:num-list-format="%9%." style:num-suffix="." text:bullet-char="•">
        <style:list-level-properties text:space-before="10.756cm" text:min-label-width="0.499cm" fo:text-align="end"/>
      </text:list-level-style-bullet>
      <text:list-level-style-bullet text:level="10" text:style-name="Bullet_20_Symbols" loext:num-list-format="%10%." style:num-suffix="." text:bullet-char="•">
        <style:list-level-properties text:space-before="12.007cm" text:min-label-width="0.499cm" fo:text-align="end"/>
      </text:list-level-style-bullet>
    </text:list-style>
    <text:list-style style:name="L4">
      <text:list-level-style-number text:level="1" text:style-name="Numbering_20_Symbols" loext:num-list-format="%1%." style:num-suffix="." style:num-format="1" text:start-value="1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100 Words You Need to Know"</text:p>
      <text:p text:style-name="P1"/>
      <text:p text:style-name="P1">### کلمات و معانی:</text:p>
      <text:p text:style-name="P1">1. <text:span text:style-name="T1">voracious</text:span>: پرخور، حریص</text:p>
      <text:p text:style-name="P1">2. <text:span text:style-name="T1">indiscriminate</text:span>: بدون تبعیض، بی‌رویه</text:p>
      <text:p text:style-name="P1">3. <text:span text:style-name="T1">eminent</text:span>: برجسته، ممتاز</text:p>
      <text:p text:style-name="P1">4. <text:span text:style-name="T1">steeped</text:span>: غرقه، اشباع‌شده</text:p>
      <text:p text:style-name="P1">5. <text:span text:style-name="T1">replete</text:span>: پر، مملو</text:p>
      <text:p text:style-name="P1"/>
      <text:p text:style-name="P1">### جملات کامل‌شده:</text:p>
      <text:p text:style-name="P1">1. The football game was <text:span text:style-name="T1">replete</text:span> with excitement and great plays. <text:s/></text:p>
      <text:p text:style-name="P1"><text:s text:c="3"/>_بازی فوتبال پر از هیجان و بازی‌های عالی بود._</text:p>
      <text:p text:style-name="P1"/>
      <text:p text:style-name="P1">2. The <text:span text:style-name="T1">eminent</text:span> author received the Nobel Prize for literature. <text:s/></text:p>
      <text:p text:style-name="P1"><text:s text:c="3"/>_نویسنده برجسته جایزه نوبل ادبیات را دریافت کرد._</text:p>
      <text:p text:style-name="P1"/>
      <text:p text:style-name="P1">3. My cousin is so <text:span text:style-name="T1">steeped</text:span> in schoolwork that his friends call him a bookworm. <text:s/></text:p>
      <text:p text:style-name="P1"><text:s text:c="3"/>_پسرعموی من آنقدر در کارهای مدرسه غرق شده است که دوستانش او را کرم کتاب می‌نامند._</text:p>
      <text:p text:style-name="P1"/>
      <text:p text:style-name="P1">4. After skiing, I find that I have a <text:span text:style-name="T1">voracious</text:span> appetite. <text:s/></text:p>
      <text:p text:style-name="P1"><text:s text:c="3"/>_بعد از اسکی، متوجه می‌شوم که اشتهای زیادی دارم._</text:p>
      <text:p text:style-name="P1"/>
      <text:p text:style-name="P1">5. Modern warfare often results in the <text:span text:style-name="T1">indiscriminate</text:span> killing of combatants and innocent civilians alike. <text:s/></text:p>
      <text:p text:style-name="P1"><text:s text:c="3"/>_جنگ مدرن اغلب منجر به قتل بی‌رویه جنگجویان و غیرنظامیان بی‌گناه می‌شود._</text:p>
      <text:p text:style-name="P1"/>
      <text:p text:style-name="P1">### تعاریف (Pairing the words with their meanings):</text:p>
      <text:p text:style-name="P1">6. <text:span text:style-name="T3">voracious</text:span> - d. desiring or consuming great quantities <text:s/></text:p>
      <text:p text:style-name="P1"><text:s text:c="3"/>(حریص - میل یا مصرف مقادیر زیاد)</text:p>
      <text:p text:style-name="P1"/>
      <text:p text:style-name="P1">7. <text:span text:style-name="T3">indiscriminate</text:span> - c. choosing at random without careful selection <text:s/></text:p>
      <text:p text:style-name="P1"><text:s text:c="3"/>(بی‌رویه - انتخاب به صورت تصادفی بدون انتخاب دقیق)</text:p>
      <text:p text:style-name="P1"/>
      <text:p text:style-name="P1">8. <text:span text:style-name="T3">eminent</text:span> - a. of high reputation, outstanding <text:s/></text:p>
      <text:p text:style-name="P1"><text:s text:c="3"/>(برجسته - با شهرت بالا، ممتاز)</text:p>
      <text:p text:style-name="P1"/>
      <text:p text:style-name="P1">9. <text:span text:style-name="T3">steeped</text:span> - e. soaked, drenched, saturated <text:s/></text:p>
      <text:p text:style-name="P1"><text:s text:c="3"/>(غرقه - غرق‌شده، اشباع‌شده)</text:p>
      <text:p text:style-name="P1"/>
      <text:p text:style-name="P1">10. <text:span text:style-name="T3">replete</text:span> - b. completely filled or supplied with <text:s/></text:p>
      <text:p text:style-name="P1"><text:s text:c="3"/>(مملو - کاملاً پر شده یا تأمین شده)</text:p>
      <text:p text:style-name="P1"/>
      <text:p text:style-name="P1">### اصطلاح روز (Idiom):</text:p>
      <text:p text:style-name="P1"><text:span text:style-name="T1">to eat humble pie</text:span> — to admit your error and apologize <text:s/></text:p>
      <text:p text:style-name="P1">_اشتباه خود را پذیرفتن و عذرخواهی کردن_</text:p>
      <text:p text:style-name="P1"/>
      <text:p text:style-name="P1"><text:span text:style-name="T1">مثال:</text:span> <text:s/></text:p>
      <text:p text:style-name="P1">After his candidate had lost the election, the boastful campaign manager had to eat humble pie. <text:s/></text:p>
      <text:p text:style-name="P1">_پس از باختن کاندیدایش در انتخابات، مدیر کارزار خودستای مجبور شد اشتباه خود را بپذیرد و عذرخواهی کند._</text:p>
      <text:p text:style-name="P1"/>
      <text:p text:style-name="P1"/>
      <text:p text:style-name="P2"><text:soft-page-break/><text:s/><text:span text:style-name="T4">Week 1, Day 2</text:span></text:p>
      <text:p text:style-name="P2"/>
      <text:p text:style-name="P2">### کلمات و معانی:</text:p>
      <text:p text:style-name="P2">1. <text:span text:style-name="T1">abound</text:span>: به‌وفور یافتن، فراوان بودن</text:p>
      <text:p text:style-name="P2">2. <text:span text:style-name="T1">technology</text:span>: فناوری، تکنولوژی</text:p>
      <text:p text:style-name="P2">3. <text:span text:style-name="T1">prognosticate</text:span>: پیش‌بینی کردن</text:p>
      <text:p text:style-name="P2">4. <text:span text:style-name="T1">automaton</text:span>: آدم آهنی، ربات</text:p>
      <text:p text:style-name="P2">5. <text:span text:style-name="T1">matron</text:span>: زن مسن متأهل، زن سرپرست</text:p>
      <text:p text:style-name="P2"/>
      <text:p text:style-name="P2">### جملات کامل‌شده:</text:p>
      <text:p text:style-name="P2">1. The mayor refused to <text:span text:style-name="T1">prognosticate</text:span> as to his margin of victory in the election. <text:s/></text:p>
      <text:p text:style-name="P2"><text:s text:c="3"/>_شهردار از پیش‌بینی کردن در مورد حاشیه پیروزی خود در انتخابات خودداری کرد._</text:p>
      <text:p text:style-name="P2"/>
      <text:p text:style-name="P2">2. The time is approaching when human workers may be replaced by <text:span text:style-name="T1">automatons</text:span>. <text:s/></text:p>
      <text:p text:style-name="P2"><text:s text:c="3"/>_زمانی در حال نزدیک شدن است که کارگران انسانی ممکن است با ربات‌ها جایگزین شوند._</text:p>
      <text:p text:style-name="P2"/>
      <text:p text:style-name="P2">3. A clever salesman will always ask a <text:span text:style-name="T1">matron</text:span> if her mother is at home. <text:s/></text:p>
      <text:p text:style-name="P2"><text:s text:c="3"/>_یک فروشنده باهوش همیشه از یک زن مسن می‌پرسد که آیا مادرش در خانه است._</text:p>
      <text:p text:style-name="P2"/>
      <text:p text:style-name="P2">4. The western plains used to <text:span text:style-name="T1">abound</text:span> with bison before those animals were slaughtered by settlers. <text:s/></text:p>
      <text:p text:style-name="P2"><text:s text:c="3"/>_دشت‌های غربی قبل از اینکه آن حیوانات توسط مهاجران کشتار شوند، پر از بوفالو بودند._</text:p>
      <text:p text:style-name="P2"/>
      <text:p text:style-name="P2">5. Man may be freed from backbreaking labor by the products of scientific <text:span text:style-name="T1">technology</text:span>. <text:s/></text:p>
      <text:p text:style-name="P2"><text:s text:c="3"/>_انسان ممکن است توسط محصولات فناوری علمی از کار طاقت‌فرسا آزاد شود._</text:p>
      <text:p text:style-name="P2"/>
      <text:p text:style-name="P2">### تعاریف (Pairing the words with their meanings):</text:p>
      <text:p text:style-name="P2">6. abound - d. to exist in great numbers <text:s/></text:p>
      <text:p text:style-name="P2"><text:s text:c="3"/>(فراوان بودن - به‌وفور یافتن)</text:p>
      <text:p text:style-name="P2"/>
      <text:p text:style-name="P2">7. technology - b. branch of knowledge dealing with engineering, applied science, etc. <text:s/></text:p>
      <text:p text:style-name="P2"><text:s text:c="3"/>(فناوری - شاخه‌ای از دانش که به مهندسی، علوم کاربردی و غیره می‌پردازد)</text:p>
      <text:p text:style-name="P2"/>
      <text:p text:style-name="P2">8. prognosticate - e. to predict or foretell a future event <text:s/></text:p>
      <text:p text:style-name="P2"><text:s text:c="3"/>(پیش‌بینی کردن - پیشگویی یا پیش‌بینی یک رویداد آینده)</text:p>
      <text:p text:style-name="P2"/>
      <text:p text:style-name="P2">9. automaton - c. a robot; a mechanical “person” <text:s/></text:p>
      <text:p text:style-name="P2"><text:s text:c="3"/>(آدم آهنی - یک ربات؛ یک "شخص" مکانیکی)</text:p>
      <text:p text:style-name="P2"/>
      <text:p text:style-name="P2">10. matron - a. an older married woman <text:s/></text:p>
      <text:p text:style-name="P2"><text:s text:c="3"/>(زن مسن متأهل - یک زن مسن و متأهل)</text:p>
      <text:p text:style-name="P2"/>
      <text:p text:style-name="P2">### اصطلاح روز (Idiom):</text:p>
      <text:p text:style-name="P2"><text:span text:style-name="T1">a pig in a poke</text:span> — an item you purchase without having seen; a disappointment <text:s/></text:p>
      <text:p text:style-name="P2">_چیزی که بدون دیدن آن را می‌خرید؛ یک ناامیدی_</text:p>
      <text:p text:style-name="P2"/>
      <text:p text:style-name="P2"><text:span text:style-name="T1">مثال:</text:span> <text:s/></text:p>
      <text:p text:style-name="P2">The mail order bicycle that my nephew bought turned out to be a pig in a poke, and he is now trying to get his money back. <text:s/></text:p>
      <text:p text:style-name="P2">_دوچرخه‌ای که برادرزاده‌ام از طریق سفارش پستی خریداری کرده بود، ناامیدی بزرگی بود و حالا او در تلاش است تا پولش را پس بگیرد._</text:p>
      <text:p text:style-name="P2"/>
      <text:p text:style-name="P2"/>
      <text:p text:style-name="P7"><text:soft-page-break/>Week 1, Day 3</text:p>
      <text:p text:style-name="P2"/>
      <text:p text:style-name="P2">### کلمات و معانی:</text:p>
      <text:p text:style-name="P2">1. <text:span text:style-name="T1">paradox</text:span>: تناقض، پارادوکس</text:p>
      <text:p text:style-name="P2">2. <text:span text:style-name="T1">realm</text:span>: قلمرو، حوزه</text:p>
      <text:p text:style-name="P2">3. <text:span text:style-name="T1">annals</text:span>: تاریخچه، سوابق</text:p>
      <text:p text:style-name="P2">4. <text:span text:style-name="T1">compound</text:span>: ترکیب کردن، افزودن</text:p>
      <text:p text:style-name="P2">5. <text:span text:style-name="T1">tinge</text:span>: رد، اثر جزئی</text:p>
      <text:p text:style-name="P2"/>
      <text:p text:style-name="P2">### جملات کامل‌شده:</text:p>
      <text:p text:style-name="P2">1. His gloom was now <text:span text:style-name="T1">compounded</text:span> by the failing mark on his geometry test. <text:s/></text:p>
      <text:p text:style-name="P2"><text:s text:c="3"/>_غم و اندوه او با نمره مردودی در امتحان هندسه‌اش بیشتر شد._</text:p>
      <text:p text:style-name="P2"/>
      <text:p text:style-name="P2">2. The <text:span text:style-name="T1">annals</text:span> of sports are replete* with the names of great black athletes. <text:s/></text:p>
      <text:p text:style-name="P2"><text:s text:c="3"/>_تاریخچه ورزش‌ها پر است از نام‌های ورزشکاران سیاه‌پوست برجسته._</text:p>
      <text:p text:style-name="P2"/>
      <text:p text:style-name="P2">3. One of the great <text:span text:style-name="T1">paradoxes</text:span> of American life is that though minority groups have suffered injustices, nowhere in the world have so many varied groups lived together so harmoniously. <text:s/></text:p>
      <text:p text:style-name="P2"><text:s text:c="3"/>_یکی از تناقضات بزرگ زندگی آمریکایی این است که با وجود اینکه اقلیت‌ها بی‌عدالتی‌هایی را تجربه کرده‌اند، هیچ‌جا در دنیا گروه‌های متنوع به این میزان به‌طور هماهنگ کنار هم زندگی نکرده‌اند._</text:p>
      <text:p text:style-name="P2"/>
      <text:p text:style-name="P2">4. A <text:span text:style-name="T1">tinge</text:span> of garlic is all that’s necessary in most recipes. <text:s/></text:p>
      <text:p text:style-name="P2"><text:s text:c="3"/>_مقدار کمی سیر همان چیزی است که در بیشتر دستور پخت‌ها لازم است._</text:p>
      <text:p text:style-name="P2"/>
      <text:p text:style-name="P2">5. The cruel king would not allow the prince to enter his <text:span text:style-name="T1">realm</text:span>, restricting him to the forest, which abounded* with wild animals. <text:s/></text:p>
      <text:p text:style-name="P2"><text:s text:c="3"/>_پادشاه ظالم به شاهزاده اجازه نداد وارد قلمرو او شود و او را به جنگل محدود کرد، جایی که پر از حیوانات وحشی بود._</text:p>
      <text:p text:style-name="P2">### تعاریف (Pairing the words with their meanings):</text:p>
      <text:p text:style-name="P2">6. paradox - b. a statement that at first seems to be absurd or self-contradictory but which may in fact turn out to be true <text:s/></text:p>
      <text:p text:style-name="P2"><text:s text:c="3"/>(پارادوکس - عبارتی که در ابتدا ممکن است بی‌معنی یا متناقض به نظر برسد، اما ممکن است در واقع درست باشد)</text:p>
      <text:p text:style-name="P2">7. realm - e. special field of something or someone; kingdom <text:s/></text:p>
      <text:p text:style-name="P2"><text:s text:c="3"/>(قلمرو - حوزه‌ای خاص از چیزی یا کسی؛ پادشاهی)</text:p>
      <text:p text:style-name="P2">8. annals - d. historical records <text:s/></text:p>
      <text:p text:style-name="P2"><text:s text:c="3"/>(تاریخچه - سوابق تاریخی)</text:p>
      <text:p text:style-name="P2">9. compound - c. to increase or add to <text:s/></text:p>
      <text:p text:style-name="P2"><text:s text:c="3"/>(ترکیب کردن - افزودن به)</text:p>
      <text:p text:style-name="P2">10. tinge - a. a trace, smattering, or slight degree <text:s/></text:p>
      <text:p text:style-name="P2"><text:s text:c="3"/>(اثر جزئی - مقدار کمی، رد کمرنگ)</text:p>
      <text:p text:style-name="P2"/>
      <text:p text:style-name="P2">### اصطلاح روز (Idiom):</text:p>
      <text:p text:style-name="P2"><text:span text:style-name="T1">a flash in the pan</text:span> — promising at the start but then disappointing <text:s/></text:p>
      <text:p text:style-name="P2">_در ابتدا امیدوارکننده ولی سپس ناامیدکننده_</text:p>
      <text:p text:style-name="P2"/>
      <text:p text:style-name="P2"><text:span text:style-name="T1">مثال:</text:span> <text:s/></text:p>
      <text:p text:style-name="P2">The rookie hit many home runs in spring training, but once the season began he proved to be <text:span text:style-name="T1">a flash in the pan</text:span>. <text:s/></text:p>
      <text:p text:style-name="P2">_بازیکن تازه‌کار در تمرینات بهاری ضربات زیادی به توپ زد، اما وقتی فصل شروع شد، ثابت کرد که ناامیدکننده است._</text:p>
      <text:p text:style-name="P2"/>
      <text:p text:style-name="P2"/>
      <text:p text:style-name="P2"><text:soft-page-break/><text:s/><text:span text:style-name="T4">Week 1, Day 4</text:span></text:p>
      <text:p text:style-name="P2"/>
      <text:p text:style-name="P2">### کلمات و معانی:</text:p>
      <text:p text:style-name="P2">1. <text:span text:style-name="T1">badger</text:span>: اذیت کردن، آزار دادن</text:p>
      <text:p text:style-name="P2">2. <text:span text:style-name="T1">implore</text:span>: عاجزانه درخواست کردن</text:p>
      <text:p text:style-name="P2">3. <text:span text:style-name="T1">drudgery</text:span>: کار سخت و یکنواخت</text:p>
      <text:p text:style-name="P2">4. <text:span text:style-name="T1">interminable</text:span>: پایان‌ناپذیر، بی‌پایان</text:p>
      <text:p text:style-name="P2">5. <text:span text:style-name="T1">perceive</text:span>: درک کردن، متوجه شدن</text:p>
      <text:p text:style-name="P2"/>
      <text:p text:style-name="P2">### جملات کامل‌شده:</text:p>
      <text:p text:style-name="P2">1. She does her homework on Fridays to save herself from the <text:span text:style-name="T1">drudgery</text:span> of having to do it during the weekend. <text:s/></text:p>
      <text:p text:style-name="P2"><text:s text:c="3"/>_او تکالیفش را در روزهای جمعه انجام می‌دهد تا از زحمت انجام آنها در آخر هفته رهایی یابد._</text:p>
      <text:p text:style-name="P2"/>
      <text:p text:style-name="P2">2. The teacher continually <text:span text:style-name="T1">badgered</text:span> the pupil for the missing assignments. <text:s/></text:p>
      <text:p text:style-name="P2"><text:s text:c="3"/>_معلم به‌طور مداوم دانش‌آموز را برای تکالیف از دست رفته اذیت می‌کرد._</text:p>
      <text:p text:style-name="P2"/>
      <text:p text:style-name="P2">3. The eminent scientist <text:span text:style-name="T1">perceived</text:span> difficulties in putting the invention into practice. <text:s/></text:p>
      <text:p text:style-name="P2"><text:s text:c="3"/>_دانشمند برجسته دشواری‌هایی در به‌کارگیری اختراع در عمل درک کرد._</text:p>
      <text:p text:style-name="P2"/>
      <text:p text:style-name="P2">4. The sick child’s mother <text:span text:style-name="T1">implored</text:span> the doctor to come immediately. <text:s/></text:p>
      <text:p text:style-name="P2"><text:s text:c="3"/>_مادر کودک بیمار عاجزانه از دکتر خواست که فوراً بیاید._</text:p>
      <text:p text:style-name="P2"/>
      <text:p text:style-name="P2">5. I listened to the boring lecture for what seemed an <text:span text:style-name="T1">interminable</text:span> fifty minutes. <text:s/></text:p>
      <text:p text:style-name="P2"><text:s text:c="3"/>_من به سخنرانی کسل‌کننده‌ای که به نظر می‌رسید پنجاه دقیقه بی‌پایان طول کشید، گوش دادم._</text:p>
      <text:p text:style-name="P2"/>
      <text:p text:style-name="P2">### تعاریف (Pairing the words with their meanings):</text:p>
      <text:p text:style-name="P2">6. badger - e. to pester, nag, annoy persistently <text:s/></text:p>
      <text:p text:style-name="P2"><text:s text:c="3"/>(اذیت کردن - مزاحمت کردن، اذیت کردن به‌طور مداوم)</text:p>
      <text:p text:style-name="P2"/>
      <text:p text:style-name="P2">7. implore - c. to plead urgently for aid or mercy <text:s/></text:p>
      <text:p text:style-name="P2"><text:s text:c="3"/>(عاجزانه درخواست کردن - فوراً درخواست کمک یا رحم کردن)</text:p>
      <text:p text:style-name="P2"/>
      <text:p text:style-name="P2">8. drudgery - a. unpleasant, dull, or hard work <text:s/></text:p>
      <text:p text:style-name="P2"><text:s text:c="3"/>(کار سخت و یکنواخت - کار ناخوشایند، کسل‌کننده یا دشوار)</text:p>
      <text:p text:style-name="P2"/>
      <text:p text:style-name="P2">9. interminable - b. unending <text:s/></text:p>
      <text:p text:style-name="P2"><text:s text:c="3"/>(پایان‌ناپذیر - بی‌پایان)</text:p>
      <text:p text:style-name="P2"/>
      <text:p text:style-name="P2">10. perceive - d. to understand, know, become aware of <text:s/></text:p>
      <text:p text:style-name="P2"><text:s text:c="3"/>(درک کردن - فهمیدن، دانستن، متوجه شدن)</text:p>
      <text:p text:style-name="P2"/>
      <text:p text:style-name="P2">### اصطلاح روز (Idiom):</text:p>
      <text:p text:style-name="P2"><text:span text:style-name="T1">to pour oil on troubled waters</text:span> — to make peace, to calm someone down <text:s/></text:p>
      <text:p text:style-name="P2">_صلح برقرار کردن، آرام کردن کسی_</text:p>
      <text:p text:style-name="P2"/>
      <text:p text:style-name="P2"><text:span text:style-name="T1">مثال:</text:span> <text:s/></text:p>
      <text:p text:style-name="P2">When I tried to pour oil on troubled waters, both the angry husband and his wife stopped their quarrel and began to attack me. <text:s/></text:p>
      <text:p text:style-name="P2">_وقتی سعی کردم آنها را آرام کنم، هم شوهر عصبانی و هم همسرش دعوای خود را متوقف کردند و شروع به حمله به من کردند._</text:p>
      <text:p text:style-name="P2"/>
      <text:p text:style-name="P2"/>
      <text:p text:style-name="P5"><text:soft-page-break/>کلمات و تعاریف:</text:p>
      <text:list text:style-name="L1">
        <text:list-item>
          <text:p text:style-name="P8"><text:span text:style-name="Strong_20_Emphasis"><text:span text:style-name="T5">abound</text:span></text:span><text:span text:style-name="T5"> - n. existing in great number (موجود در تعداد زیاد)</text:span></text:p>
        </text:list-item>
        <text:list-item>
          <text:p text:style-name="P8"><text:span text:style-name="Strong_20_Emphasis"><text:span text:style-name="T5">annals</text:span></text:span><text:span text:style-name="T5"> - o. historical records (سوابق تاریخی)</text:span></text:p>
        </text:list-item>
        <text:list-item>
          <text:p text:style-name="P8"><text:span text:style-name="Strong_20_Emphasis"><text:span text:style-name="T5">automaton</text:span></text:span><text:span text:style-name="T5"> - r. machine that behaves like a person (ماشینی که مانند یک انسان رفتار می‌کند)</text:span></text:p>
        </text:list-item>
        <text:list-item>
          <text:p text:style-name="P8"><text:span text:style-name="Strong_20_Emphasis"><text:span text:style-name="T5">badger</text:span></text:span><text:span text:style-name="T5"> - d. to continually nag (به طور مداوم نق زدن)</text:span></text:p>
        </text:list-item>
        <text:list-item>
          <text:p text:style-name="P8"><text:span text:style-name="Strong_20_Emphasis"><text:span text:style-name="T5">compound</text:span></text:span><text:span text:style-name="T5"> - g. to add to (اضافه کردن به)</text:span></text:p>
        </text:list-item>
        <text:list-item>
          <text:p text:style-name="P8"><text:span text:style-name="Strong_20_Emphasis"><text:span text:style-name="T5">drudgery</text:span></text:span><text:span text:style-name="T5"> - l. dull, difficult work (کار سخت و کسل‌کننده)</text:span></text:p>
        </text:list-item>
        <text:list-item>
          <text:p text:style-name="P8"><text:span text:style-name="Strong_20_Emphasis"><text:span text:style-name="T5">eminent</text:span></text:span><text:span text:style-name="T5"> - i. of outstanding reputation (با شهرت برجسته)</text:span></text:p>
        </text:list-item>
        <text:list-item>
          <text:p text:style-name="P8"><text:span text:style-name="Strong_20_Emphasis"><text:span text:style-name="T5">implore</text:span></text:span><text:span text:style-name="T5"> - h. beg for assistance (التماس کردن برای کمک)</text:span></text:p>
        </text:list-item>
        <text:list-item>
          <text:p text:style-name="P8"><text:span text:style-name="Strong_20_Emphasis"><text:span text:style-name="T5">indiscriminate</text:span></text:span><text:span text:style-name="T5"> - e. carelessly chosen (بی‌دقت انتخاب شده)</text:span></text:p>
        </text:list-item>
        <text:list-item>
          <text:p text:style-name="P8"><text:span text:style-name="Strong_20_Emphasis"><text:span text:style-name="T5">interminable</text:span></text:span><text:span text:style-name="T5"> - t. unending (بی‌پایان)</text:span></text:p>
        </text:list-item>
        <text:list-item>
          <text:p text:style-name="P8"><text:span text:style-name="Strong_20_Emphasis"><text:span text:style-name="T5">matron</text:span></text:span><text:span text:style-name="T5"> - j. a mature woman (یک زن بالغ)</text:span></text:p>
        </text:list-item>
        <text:list-item>
          <text:p text:style-name="P8"><text:span text:style-name="Strong_20_Emphasis"><text:span text:style-name="T5">paradox</text:span></text:span><text:span text:style-name="T5"> - s. seemingly self-contradictory situation (وضعیتی که به نظر متناقض می‌آید)</text:span></text:p>
        </text:list-item>
        <text:list-item>
          <text:p text:style-name="P8"><text:span text:style-name="Strong_20_Emphasis"><text:span text:style-name="T5">perceive</text:span></text:span><text:span text:style-name="T5"> - p. to come to have an understanding of (درک کردن)</text:span></text:p>
        </text:list-item>
        <text:list-item>
          <text:p text:style-name="P8"><text:span text:style-name="Strong_20_Emphasis"><text:span text:style-name="T5">prognosticate</text:span></text:span><text:span text:style-name="T5"> - b. to be able to tell what will happen in the future (پیش‌بینی کردن آینده)</text:span></text:p>
        </text:list-item>
        <text:list-item>
          <text:p text:style-name="P8"><text:span text:style-name="Strong_20_Emphasis"><text:span text:style-name="T5">realm</text:span></text:span><text:span text:style-name="T5"> - c. someone’s special field (حوزه تخصصی کسی)</text:span></text:p>
        </text:list-item>
        <text:list-item>
          <text:p text:style-name="P8"><text:span text:style-name="Strong_20_Emphasis"><text:span text:style-name="T5">replete</text:span></text:span><text:span text:style-name="T5"> - q. completely filled with (کاملاً پر شده از)</text:span></text:p>
        </text:list-item>
        <text:list-item>
          <text:p text:style-name="P8"><text:span text:style-name="Strong_20_Emphasis"><text:span text:style-name="T5">steeped</text:span></text:span><text:span text:style-name="T5"> - a. to be completely soaked in something (کاملاً غرق شدن در چیزی)</text:span></text:p>
        </text:list-item>
        <text:list-item>
          <text:p text:style-name="P8"><text:span text:style-name="Strong_20_Emphasis"><text:span text:style-name="T5">technology</text:span></text:span><text:span text:style-name="T5"> - f. related to science of engineering (مربوط به علم مهندسی)</text:span></text:p>
        </text:list-item>
        <text:list-item>
          <text:p text:style-name="P8"><text:span text:style-name="Strong_20_Emphasis"><text:span text:style-name="T5">tinge</text:span></text:span><text:span text:style-name="T5"> - k. small amount of (مقدار کمی از)</text:span></text:p>
        </text:list-item>
        <text:list-item>
          <text:p text:style-name="P8"><text:span text:style-name="Strong_20_Emphasis"><text:span text:style-name="T5">voracious</text:span></text:span><text:span text:style-name="T5"> - m. desiring huge amount (میل زیاد به چیزی)</text:span></text:p>
        </text:list-item>
      </text:list>
      <text:p text:style-name="P4">اصطلاحات (Idioms):</text:p>
      <text:list text:style-name="L2">
        <text:list-item>
          <text:p text:style-name="P9"><text:span text:style-name="Strong_20_Emphasis"><text:span text:style-name="T5">to eat humble pie</text:span></text:span><text:span text:style-name="T5"> - u. admit to defeat (پذیرفتن شکست)</text:span></text:p>
        </text:list-item>
        <text:list-item>
          <text:p text:style-name="P9"><text:span text:style-name="Strong_20_Emphasis"><text:span text:style-name="T5">a pig in a poke</text:span></text:span><text:span text:style-name="T5"> - v. a blind item; poor purchase (خرید کورکورانه؛ خرید بی‌کیفیت)</text:span></text:p>
        </text:list-item>
        <text:list-item>
          <text:p text:style-name="P9"><text:span text:style-name="Strong_20_Emphasis"><text:span text:style-name="T5">a flash in the pan</text:span></text:span><text:span text:style-name="T5"> - w. a star today, a flop tomorrow (امروز ستاره، فردا شکست)</text:span></text:p>
        </text:list-item>
        <text:list-item>
          <text:p text:style-name="P9"><text:span text:style-name="Strong_20_Emphasis"><text:span text:style-name="T5">to pour oil on troubled waters</text:span></text:span><text:span text:style-name="T5"> - x. to try to make peace (تلاش برای ایجاد صلح)</text:span></text:p>
        </text:list-item>
      </text:list>
      <text:p text:style-name="P4"/>
      <text:p text:style-name="P3">جملات معقول:</text:p>
      <text:list text:style-name="L3">
        <text:list-item>
          <text:p text:style-name="P10"><text:span text:style-name="Strong_20_Emphasis"><text:span text:style-name="T5">The huge football player had a (voracious, replete) appetite.</text:span></text:span></text:p>
          <text:list>
            <text:list-item>
              <text:p text:style-name="P10"><text:span text:style-name="Strong_20_Emphasis"><text:span text:style-name="T5">Answer:</text:span></text:span><text:span text:style-name="T5"> Voracious</text:span></text:p>
            </text:list-item>
            <text:list-item>
              <text:p text:style-name="P10"><text:span text:style-name="Strong_20_Emphasis"><text:span text:style-name="T5">ترجمه:</text:span></text:span><text:span text:style-name="T5"> بازیکن فوتبال بزرگ اشتهایی سیری‌ناپذیر داشت.</text:span></text:p>
            </text:list-item>
          </text:list>
        </text:list-item>
        <text:list-item>
          <text:p text:style-name="P10"><text:span text:style-name="Strong_20_Emphasis"><text:span text:style-name="T5">After a seemingly (interminable, indiscriminate) wait, the surgeon came to give us the news.</text:span></text:span></text:p>
          <text:list>
            <text:list-item>
              <text:p text:style-name="P10"><text:span text:style-name="Strong_20_Emphasis"><text:span text:style-name="T5">Answer:</text:span></text:span><text:span text:style-name="T5"> Interminable</text:span></text:p>
            </text:list-item>
            <text:list-item>
              <text:p text:style-name="P10"><text:span text:style-name="Strong_20_Emphasis"><text:span text:style-name="T5">ترجمه:</text:span></text:span><text:span text:style-name="T5"> بعد از انتظاری به نظر پایان‌ناپذیر، جراح آمد تا به ما خبر دهد.</text:span></text:p>
            </text:list-item>
          </text:list>
        </text:list-item>
        <text:list-item>
          <text:p text:style-name="P10"><text:span text:style-name="Strong_20_Emphasis"><text:span text:style-name="T5">Without a (paradox, tinge) of evidence, the coroner could not solve the murder.</text:span></text:span></text:p>
          <text:list>
            <text:list-item>
              <text:p text:style-name="P10"><text:span text:style-name="Strong_20_Emphasis"><text:span text:style-name="T5">Answer:</text:span></text:span><text:span text:style-name="T5"> Tinge</text:span></text:p>
            </text:list-item>
            <text:list-item>
              <text:p text:style-name="P10"><text:span text:style-name="Strong_20_Emphasis"><text:span text:style-name="T5">ترجمه:</text:span></text:span><text:span text:style-name="T5"> بدون کوچکترین نشانه‌ای از مدرک، بازپرس نتوانست قتل را حل کند.</text:span></text:p>
            </text:list-item>
          </text:list>
        </text:list-item>
        <text:list-item>
          <text:p text:style-name="P10"><text:span text:style-name="Strong_20_Emphasis"><text:span text:style-name="T5">In the (realm, annals) of the blind, the one-eyed man is king.</text:span></text:span></text:p>
          <text:list>
            <text:list-item>
              <text:p text:style-name="P10"><text:span text:style-name="Strong_20_Emphasis"><text:span text:style-name="T5">Answer:</text:span></text:span><text:span text:style-name="T5"> Realm</text:span></text:p>
            </text:list-item>
            <text:list-item>
              <text:p text:style-name="P10"><text:span text:style-name="Strong_20_Emphasis"><text:span text:style-name="T5">ترجمه:</text:span></text:span><text:span text:style-name="T5"> در قلمرو نابینایان، فرد یک‌چشم پادشاه است.</text:span></text:p>
            </text:list-item>
          </text:list>
        </text:list-item>
        <text:list-item>
          <text:p text:style-name="P10"><text:span text:style-name="Strong_20_Emphasis"><text:span text:style-name="T5">We invited the (eminent, steeped) engineer to address our club.</text:span></text:span></text:p>
          <text:list>
            <text:list-item>
              <text:p text:style-name="P10"><text:span text:style-name="Strong_20_Emphasis"><text:span text:style-name="T5">Answer:</text:span></text:span><text:span text:style-name="T5"> Eminent</text:span></text:p>
            </text:list-item>
            <text:list-item>
              <text:p text:style-name="P10"><text:span text:style-name="Strong_20_Emphasis"><text:span text:style-name="T5">ترجمه:</text:span></text:span><text:span text:style-name="T5"> ما مهندس برجسته را دعوت کردیم تا در باشگاه ما سخنرانی کند.</text:span></text:p>
            </text:list-item>
          </text:list>
        </text:list-item>
        <text:list-item>
          <text:p text:style-name="P10"><text:soft-page-break/><text:span text:style-name="Strong_20_Emphasis"><text:span text:style-name="T5">In the Catskill Mountains, the woods (abound, implore) with deer.</text:span></text:span></text:p>
          <text:list>
            <text:list-item>
              <text:p text:style-name="P10"><text:span text:style-name="Strong_20_Emphasis"><text:span text:style-name="T5">Answer:</text:span></text:span><text:span text:style-name="T5"> Abound</text:span></text:p>
            </text:list-item>
            <text:list-item>
              <text:p text:style-name="P10"><text:span text:style-name="Strong_20_Emphasis"><text:span text:style-name="T5">ترجمه:</text:span></text:span><text:span text:style-name="T5"> در کوه‌های کت‌اسکیل، جنگل‌ها پر از گوزن هستند.</text:span></text:p>
            </text:list-item>
          </text:list>
        </text:list-item>
        <text:list-item>
          <text:p text:style-name="P10"><text:span text:style-name="Strong_20_Emphasis"><text:span text:style-name="T5">I cannot (perceive, prognosticate) why people voted for the corrupt senator.</text:span></text:span></text:p>
          <text:list>
            <text:list-item>
              <text:p text:style-name="P10"><text:span text:style-name="Strong_20_Emphasis"><text:span text:style-name="T5">Answer:</text:span></text:span><text:span text:style-name="T5"> Perceive</text:span></text:p>
            </text:list-item>
            <text:list-item>
              <text:p text:style-name="P10"><text:span text:style-name="Strong_20_Emphasis"><text:span text:style-name="T5">ترجمه:</text:span></text:span><text:span text:style-name="T5"> من نمی‌توانم بفهمم چرا مردم به سناتور فاسد رأی دادند.</text:span></text:p>
            </text:list-item>
          </text:list>
        </text:list-item>
        <text:list-item>
          <text:p text:style-name="P10"><text:span text:style-name="Strong_20_Emphasis"><text:span text:style-name="T5">Night and day my kid brother (badgers, compounds) me for money.</text:span></text:span></text:p>
          <text:list>
            <text:list-item>
              <text:p text:style-name="P10"><text:span text:style-name="Strong_20_Emphasis"><text:span text:style-name="T5">Answer:</text:span></text:span><text:span text:style-name="T5"> Badgers</text:span></text:p>
            </text:list-item>
            <text:list-item>
              <text:p text:style-name="P10"><text:span text:style-name="Strong_20_Emphasis"><text:span text:style-name="T5">ترجمه:</text:span></text:span><text:span text:style-name="T5"> برادر کوچکم شب و روز مرا برای پول اذیت می‌کند.</text:span></text:p>
            </text:list-item>
          </text:list>
        </text:list-item>
        <text:list-item>
          <text:p text:style-name="P10"><text:span text:style-name="Strong_20_Emphasis"><text:span text:style-name="T5">Science fiction movies usually feature (annals, automatons).</text:span></text:span></text:p>
          <text:list>
            <text:list-item>
              <text:p text:style-name="P10"><text:span text:style-name="Strong_20_Emphasis"><text:span text:style-name="T5">Answer:</text:span></text:span><text:span text:style-name="T5"> Automatons</text:span></text:p>
            </text:list-item>
            <text:list-item>
              <text:p text:style-name="P10"><text:span text:style-name="Strong_20_Emphasis"><text:span text:style-name="T5">ترجمه:</text:span></text:span><text:span text:style-name="T5"> فیلم‌های علمی تخیلی معمولاً شامل ماشین‌های خودکار (روبات‌ها) هستند.</text:span></text:p>
            </text:list-item>
          </text:list>
        </text:list-item>
        <text:list-item>
          <text:p text:style-name="P10"><text:span text:style-name="Strong_20_Emphasis"><text:span text:style-name="T5">With his expertise in (drudgery, technology), my uncle is able to earn a good salary.</text:span></text:span></text:p>
          <text:list>
            <text:list-item>
              <text:p text:style-name="P10"><text:span text:style-name="Strong_20_Emphasis"><text:span text:style-name="T5">Answer:</text:span></text:span><text:span text:style-name="T5"> Technology</text:span></text:p>
            </text:list-item>
            <text:list-item>
              <text:p text:style-name="P10"><text:span text:style-name="Strong_20_Emphasis"><text:span text:style-name="T5">ترجمه:</text:span></text:span><text:span text:style-name="T5"> با تخصصش در فناوری، عمویم می‌تواند حقوق خوبی بگیرد.</text:span></text:p>
            </text:list-item>
          </text:list>
        </text:list-item>
      </text:list>
      <text:p text:style-name="P4">جملات با اصطلاحات:</text:p>
      <text:list text:style-name="L4">
        <text:list-item>
          <text:p text:style-name="P11"><text:span text:style-name="Strong_20_Emphasis"><text:span text:style-name="T5">The rookie was amazing during spring training but he turned out to be a flash in the pan.</text:span></text:span></text:p>
          <text:list>
            <text:list-item>
              <text:p text:style-name="P11"><text:span text:style-name="Strong_20_Emphasis"><text:span text:style-name="T5">ترجمه:</text:span></text:span><text:span text:style-name="T5"> این تازه‌کار در طول تمرینات بهاری فوق‌العاده بود اما در نهایت یک موفقیت زودگذر شد.</text:span></text:p>
            </text:list-item>
          </text:list>
        </text:list-item>
        <text:list-item>
          <text:p text:style-name="P11"><text:span text:style-name="Strong_20_Emphasis"><text:span text:style-name="T5">I complained to the salesperson because he had sold me a pig in a poke.</text:span></text:span></text:p>
          <text:list>
            <text:list-item>
              <text:p text:style-name="P11"><text:span text:style-name="Strong_20_Emphasis"><text:span text:style-name="T5">ترجمه:</text:span></text:span><text:span text:style-name="T5"> من به فروشنده شکایت کردم زیرا او چیزی را بدون بررسی به من فروخت.</text:span></text:p>
            </text:list-item>
          </text:list>
        </text:list-item>
        <text:list-item>
          <text:p text:style-name="P11"><text:span text:style-name="Strong_20_Emphasis"><text:span text:style-name="T5">When I tried to pour oil on troubled waters, I only made matters worse.</text:span></text:span></text:p>
          <text:list>
            <text:list-item>
              <text:p text:style-name="P11"><text:span text:style-name="Strong_20_Emphasis"><text:span text:style-name="T5">ترجمه:</text:span></text:span><text:span text:style-name="T5"> وقتی سعی کردم اوضاع را آرام کنم، فقط شرایط را بدتر کردم.</text:span></text:p>
            </text:list-item>
          </text:list>
        </text:list-item>
        <text:list-item>
          <text:p text:style-name="P11"><text:span text:style-name="Strong_20_Emphasis"><text:span text:style-name="T5">After the election, when my candidate conceded his loss, I had to eat humble pie.</text:span></text:span></text:p>
          <text:list>
            <text:list-item>
              <text:p text:style-name="P11"><text:span text:style-name="Strong_20_Emphasis"><text:span text:style-name="T5">ترجمه:</text:span></text:span><text:span text:style-name="T5"> بعد از انتخابات، وقتی نامزد من باخت خود را پذیرفت، من مجبور شدم عذرخواهی کنم.</text:span></text:p>
            </text:list-item>
          </text:list>
        </text:list-item>
      </text:list>
      <text:p text:style-name="P4">داستان کوتاه با استفاده از کلمات جدید:</text:p>
      <text:list text:style-name="L5">
        <text:list-item>
          <text:p text:style-name="P12"><text:span text:style-name="Strong_20_Emphasis"><text:span text:style-name="T5">In the realm of crime, there are few scoundrels who could match the exploits of Reggie Hayes, who also used the names of Reginald Haven, Ricardo Hermosa, Father Harris, and dozens of other aliases. Reggie’s police record, principally in Chicago and Baltimore, is replete with scams that he perpetrated upon gullible people. Generally, his favorite target was a matron who should have known better.</text:span></text:span></text:p>
          <text:list>
            <text:list-item>
              <text:p text:style-name="P12"><text:span text:style-name="Strong_20_Emphasis"><text:span text:style-name="T5">ترجمه:</text:span></text:span><text:span text:style-name="T5"> در قلمرو جنایت، تعداد کمی از اشرار می‌توانند با کارهای رجی هیز که همچنین از نام‌های دیگری مانند رجنالد هیون، ریکاردو هرموسا و پدر هریس استفاده می‌کرد، برابری کنند. پرونده پلیس رجی، به ویژه در شیکاگو و بالتیمور، پر از کلاهبرداری‌هایی است که او علیه افراد ساده‌لوح انجام داده است. هدف اصلی او معمولاً یک زن مسن‌تر بود که باید بهتر می‌دانست.</text:span></text:p>
            </text:list-item>
          </text:list>
        </text:list-item>
        <text:list-item>
          <text:p text:style-name="P12"><text:span text:style-name="Strong_20_Emphasis"><text:span text:style-name="T5">Dressed as a priest (“Father Harris”), he was most convincing, however. His method of operation was to “find” a wallet stuffed with hundred dollar bills outside a supermarket and then implore an unsuspecting woman to share his good fortune, since there was no identification in the wallet. But first, to establish her credibility, his victim had to put up a sum of money as a testimonial to her good faith.</text:span></text:span></text:p>
          <text:list>
            <text:list-item>
              <text:p text:style-name="P12"><text:span text:style-name="Strong_20_Emphasis"><text:span text:style-name="T5">ترجمه:</text:span></text:span><text:span text:style-name="T5"> با لباس یک کشیش ("پدر هریس")، او بسیار قانع‌کننده بود. روش کار او این بود که بیرون از یک سوپرمارکت یک کیف پول پر از اسکناس‌های صد دلاری "پیدا" کند و سپس یک زن بی‌خبر را به اشتراک گذاشتن خوش‌اقبالی‌اش ترغیب کند، چون در کیف پول هیچ شناسنامه‌ای نبود. اما ابتدا، برای اینکه اعتبار او را ثابت کند، قربانی‌اش مجبور بود مبلغی پول به عنوان نشانه‌ای از حسن نیت خود بگذارد.</text:span></text:p>
            </text:list-item>
          </text:list>
        </text:list-item>
        <text:list-item>
          <text:p text:style-name="P12"><text:span text:style-name="Strong_20_Emphasis"><text:span text:style-name="T5">Mrs. Emma Schultz, age 72, tearfully told the police that she had withdrawn $14,000 from her bank and placed it in a shopping bag supplied by the helpful </text:span></text:span><text:soft-page-break/><text:span text:style-name="Strong_20_Emphasis"><text:span text:style-name="T5">priest. He told her to hold onto the bag while he went next door to a lawyer’s office to make the sharing of their good fortune legal.</text:span></text:span></text:p>
          <text:list>
            <text:list-item>
              <text:p text:style-name="P12"><text:span text:style-name="Strong_20_Emphasis"><text:span text:style-name="T5">ترجمه:</text:span></text:span><text:span text:style-name="T5"> خانم اِما شولتز، ۷۲ ساله، به طور اشک‌بار به پلیس گفت که او ۱۴,۰۰۰ دلار از بانک خود برداشت کرده و آن را در یک کیسه خرید که توسط کشیش مهربان ارائه شده بود، قرار داده است. او به او گفت که کیف را نگه دارد در حالی که خودش به دفتر وکیل در کنار رفت تا تقسیم خوش‌اقبالی‌شان را قانونی کند.</text:span></text:p>
            </text:list-item>
          </text:list>
        </text:list-item>
        <text:list-item>
          <text:p text:style-name="P12"><text:span text:style-name="Strong_20_Emphasis"><text:span text:style-name="T5">After a seemingly interminable wait, Mrs. Schultz discovered to her chagrin that the heartless thief had skipped out the back way, leaving her “holding the bag”—a switched bag containing shredded newspaper—while he made his getaway with her life savings.</text:span></text:span></text:p>
          <text:list>
            <text:list-item>
              <text:p text:style-name="P12"><text:span text:style-name="Strong_20_Emphasis"><text:span text:style-name="T5">ترجمه:</text:span></text:span><text:span text:style-name="T5"> بعد از انتظاری به نظر پایان‌ناپذیر، خانم شولتز با ناامیدی دریافت که دزد بی‌رحم از راه پشتی فرار کرده است، در حالی که او را با یک کیسه تعویض‌شده حاوی کاغذهای خرد شده رها کرده بود و خود با پس‌اندازهای زندگی‌اش فرار کرده بود.</text:span></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Week 2, Day 1</text:p>
      <text:p text:style-name="P4"/>
      <text:p text:style-name="P3">### کلمات و معانی:</text:p>
      <text:p text:style-name="P4"/>
      <text:p text:style-name="P4"><text:soft-page-break/>- <text:span text:style-name="T2">laconic</text:span>: مختصر و مفید، با کمترین کلمات</text:p>
      <text:p text:style-name="P4">- <text:span text:style-name="T2">throng</text:span>: جمعیت، گروه بزرگ</text:p>
      <text:p text:style-name="P4">- <text:span text:style-name="T2">intrepid</text:span>: جسور، شجاع</text:p>
      <text:p text:style-name="P4">- <text:span text:style-name="T2">accost</text:span>: به کسی نزدیک شدن و صحبت کردن، شروع مکالمه به شکل ناگهانی و غالباً آزاردهنده</text:p>
      <text:p text:style-name="P4">- <text:span text:style-name="T2">reticent</text:span>: کم‌حرف، بی‌میل به صحبت کردن</text:p>
      <text:p text:style-name="P4"/>
      <text:p text:style-name="P4">### جملات کامل‌شده:</text:p>
      <text:p text:style-name="P4">1. His speech was usually rambling, but this time I found it brief and <text:span text:style-name="T2">laconic</text:span>. <text:s/></text:p>
      <text:p text:style-name="P4"><text:s text:c="3"/>سخن او معمولاً بی‌نظم و طولانی بود، اما این بار آن را مختصر و مفید یافتم.</text:p>
      <text:p text:style-name="P4"/>
      <text:p text:style-name="P4">2. If a surly panhandler should <text:span text:style-name="T2">accost</text:span> you, keep on walking. <text:s/></text:p>
      <text:p text:style-name="P4"><text:s text:c="3"/>اگر یک گدا بی‌ادب به شما نزدیک شد، به راه خود ادامه دهید.</text:p>
      <text:p text:style-name="P4"/>
      <text:p text:style-name="P4">3. Even under repeated questioning, the witness remained <text:span text:style-name="T2">reticent</text:span>. <text:s/></text:p>
      <text:p text:style-name="P4"><text:s text:c="3"/>حتی تحت بازجویی‌های مکرر، شاهد همچنان کم‌حرف باقی ماند.</text:p>
      <text:p text:style-name="P4"/>
      <text:p text:style-name="P4">4. A howling <text:span text:style-name="T2">throng</text:span> of teenage girls surrounded the rap artists. <text:s/></text:p>
      <text:p text:style-name="P4"><text:s text:c="3"/>یک جمعیت جیغ‌کشان از دختران نوجوان دور هنرمندان رپ حلقه زدند.</text:p>
      <text:p text:style-name="P4"/>
      <text:p text:style-name="P4">5. The corporal received the Silver Star for his <text:span text:style-name="T2">intrepid</text:span> deeds in combat. <text:s/></text:p>
      <text:p text:style-name="P4"><text:s text:c="3"/>گروهبان برای کارهای جسورانه‌اش در جنگ ستاره نقره‌ای دریافت کرد.</text:p>
      <text:p text:style-name="P4"/>
      <text:p text:style-name="P4">### تعاریف (Pairing the words with their meanings):</text:p>
      <text:p text:style-name="P4"/>
      <text:p text:style-name="P4">6. <text:span text:style-name="T2">laconic</text:span> - a. expressing much in few words <text:s/></text:p>
      <text:p text:style-name="P4"><text:s text:c="3"/>(مختصر و مفید - با کمترین کلمات)</text:p>
      <text:p text:style-name="P4"/>
      <text:p text:style-name="P4">7. <text:span text:style-name="T2">throng</text:span> - d. crowd <text:s/></text:p>
      <text:p text:style-name="P4"><text:s text:c="3"/>(جمعیت - گروه بزرگ)</text:p>
      <text:p text:style-name="P4"/>
      <text:p text:style-name="P4">8. <text:span text:style-name="T2">intrepid</text:span> - b. brave <text:s/></text:p>
      <text:p text:style-name="P4"><text:s text:c="3"/>(جسور - شجاع)</text:p>
      <text:p text:style-name="P4"/>
      <text:p text:style-name="P4">9. <text:span text:style-name="T2">accost</text:span> - c. to approach and speak to <text:s/></text:p>
      <text:p text:style-name="P4"><text:s text:c="3"/>(به کسی نزدیک شدن و صحبت کردن)</text:p>
      <text:p text:style-name="P4"/>
      <text:p text:style-name="P4">10. <text:span text:style-name="T2">reticent</text:span> - e. silent <text:s/></text:p>
      <text:p text:style-name="P4"><text:s text:c="4"/>(کم‌حرف - بی‌میل به صحبت کردن)</text:p>
      <text:p text:style-name="P4"/>
      <text:p text:style-name="P4">### اصطلاح روز (Idiom):</text:p>
      <text:p text:style-name="P4"/>
      <text:p text:style-name="P4"><text:span text:style-name="T2">the sword of Damocles</text:span> — any imminent danger <text:s/></text:p>
      <text:p text:style-name="P4">"شمشیر داموکلس" — هر خطر قریب‌الوقوع</text:p>
      <text:p text:style-name="P4"/>
      <text:p text:style-name="P4">مثال: <text:s/></text:p>
      <text:p text:style-name="P4">Although the president of the company seemed quite secure, he always complained that there was a <text:span text:style-name="T2">sword of Damocles</text:span> hanging over his head. <text:s/></text:p>
      <text:p text:style-name="P4">اگرچه رئیس شرکت به نظر می‌رسید کاملاً امن است، او همیشه از این شکایت داشت که شمشیر داموکلس بالای سرش آویزان است.</text:p>
      <text:p text:style-name="P4"/>
      <text:p text:style-name="P4"/>
      <text:p text:style-name="P4"/>
      <text:p text:style-name="P4"/>
      <text:p text:style-name="P16"><text:soft-page-break/>Week 2, Day 2</text:p>
      <text:p text:style-name="P4"/>
      <text:p text:style-name="P4">#### IF I HAD THE WINGS OF AN ANGEL <text:s/></text:p>
      <text:p text:style-name="P15">اگر بال‌های یک فرشته را داشتم</text:p>
      <text:p text:style-name="P4"/>
      <text:p text:style-name="P4">Casting a <text:span text:style-name="T2">furtive</text:span> glance over his shoulder, the <text:span text:style-name="T2">felon</text:span> slipped out the main prison gate to be swallowed up in the British fog. <text:s/></text:p>
      <text:p text:style-name="P4">با نگاهی <text:span text:style-name="T2">دزدکی</text:span> به پشت سرش، آن <text:span text:style-name="T2">جنایتکار</text:span> از دروازه اصلی زندان خارج شد و در مه بریتانیا ناپدید شد. <text:s/></text:p>
      <text:p text:style-name="P4"/>
      <text:p text:style-name="P4">A <text:span text:style-name="T2">plethora</text:span> of escapes from supposedly secure prisons embarrassed the <text:span text:style-name="T2">hapless</text:span> wardens. <text:s/></text:p>
      <text:p text:style-name="P4">فرارهای متعدد از زندان‌هایی که به ظاهر امن بودند، نگهبانان <text:span text:style-name="T2">بدشانس</text:span> را شرمنده کرد. <text:s/></text:p>
      <text:p text:style-name="P4"/>
      <text:p text:style-name="P4">To <text:span text:style-name="T2">compound</text:span> their problems, the officials were <text:span text:style-name="T2">badgered</text:span> by <text:span text:style-name="T2">irate</text:span> citizens who accused the guards of accepting bribes from convicts whose motto was: “Stone walls do not a prison make, nor iron bars a cage.” <text:s/></text:p>
      <text:p text:style-name="P4">برای <text:span text:style-name="T2">تشدید</text:span> مشکلات آنها، مقامات توسط شهروندان <text:span text:style-name="T2">خشمگین</text:span> که نگهبانان را به گرفتن رشوه از زندانیان متهم می‌کردند، <text:span text:style-name="T2">اذیت</text:span> می‌شدند. شعار زندانیان این بود: «دیوارهای سنگی زندان نمی‌سازند، و نه میله‌های آهنی قفس.»</text:p>
      <text:p text:style-name="P4"/>
      <text:p text:style-name="P4">#### Sample Sentences <text:s/></text:p>
      <text:p text:style-name="P4">از کلمات جدید در جملات زیر استفاده کنید.</text:p>
      <text:p text:style-name="P4"/>
      <text:p text:style-name="P4">1. The <text:span text:style-name="T2">hapless</text:span> contest winner was unable to locate the lucky ticket. <text:s/></text:p>
      <text:p text:style-name="P4"><text:s text:c="3"/>برنده مسابقه <text:span text:style-name="T2">بدشانس</text:span> نتوانست بلیط خوش‌شانس را پیدا کند. <text:s/></text:p>
      <text:p text:style-name="P4"/>
      <text:p text:style-name="P4">2. My uncle was <text:span text:style-name="T2">irate</text:span> when the drunken driver swerved in front of us. <text:s/></text:p>
      <text:p text:style-name="P4"><text:s text:c="3"/>عمویم وقتی که راننده مست جلوی ما منحرف شد، <text:span text:style-name="T2">عصبانی</text:span> شد. <text:s/></text:p>
      <text:p text:style-name="P4"/>
      <text:p text:style-name="P4">3. In a <text:span text:style-name="T2">furtive</text:span> manner she removed her shoes and tiptoed up to her room. <text:s/></text:p>
      <text:p text:style-name="P4"><text:s text:c="3"/>او به صورت <text:span text:style-name="T2">پنهانی</text:span> کفش‌هایش را درآورد و نوک پا به سمت اتاقش رفت. <text:s/></text:p>
      <text:p text:style-name="P4"/>
      <text:p text:style-name="P4">4. When the teacher asked why the homework had not been done, he was greeted by a <text:span text:style-name="T2">plethora</text:span> of incredible alibis. <text:s/></text:p>
      <text:p text:style-name="P4"><text:s text:c="3"/>وقتی معلم پرسید چرا تکالیف انجام نشده است، با <text:span text:style-name="T2">تعداد زیادی</text:span> بهانه‌های عجیب روبه‌رو شد. <text:s/></text:p>
      <text:p text:style-name="P4"/>
      <text:p text:style-name="P4">5. Since the boss learned that Bob associated with a known <text:span text:style-name="T2">felon</text:span>, he fired him. <text:s/></text:p>
      <text:p text:style-name="P4"><text:s text:c="3"/>از آنجا که رئیس متوجه شد که باب با یک <text:span text:style-name="T2">جنایتکار</text:span> معروف در ارتباط است، او را اخراج کرد. <text:s/></text:p>
      <text:p text:style-name="P4"/>
      <text:p text:style-name="P4">#### Definitions <text:s/></text:p>
      <text:p text:style-name="P15">معانی کلمات جدید را با معانی آنها تطبیق دهید.</text:p>
      <text:p text:style-name="P4"/>
      <text:p text:style-name="P4">6. <text:span text:style-name="T2">furtive</text:span> - e. secret, stealthy <text:s/></text:p>
      <text:p text:style-name="P4"><text:s text:c="3"/><text:span text:style-name="T2">پنهانی</text:span> - مخفی، دزدکی <text:s/></text:p>
      <text:p text:style-name="P4"/>
      <text:p text:style-name="P4">7. <text:span text:style-name="T2">felon</text:span> - b. a person guilty of a major crime <text:s/></text:p>
      <text:p text:style-name="P4"><text:s text:c="3"/><text:span text:style-name="T2">جنایتکار</text:span> - فردی که مرتکب جنایت بزرگی شده است <text:s/></text:p>
      <text:p text:style-name="P4"/>
      <text:p text:style-name="P4">8. <text:span text:style-name="T2">plethora</text:span> - d. excess <text:s/></text:p>
      <text:p text:style-name="P4"><text:s text:c="3"/><text:span text:style-name="T2">تعداد زیاد</text:span> - بیش از حد <text:s/></text:p>
      <text:p text:style-name="P4"/>
      <text:p text:style-name="P4">9. <text:span text:style-name="T2">hapless</text:span> - c. unfortunate <text:s/></text:p>
      <text:p text:style-name="P4"><text:s text:c="3"/><text:span text:style-name="T2">بدشانس</text:span> - بدبخت، بی‌نوا <text:s/></text:p>
      <text:p text:style-name="P4"><text:soft-page-break/></text:p>
      <text:p text:style-name="P4">10. <text:span text:style-name="T2">irate</text:span> - a. angry, incensed <text:s/></text:p>
      <text:p text:style-name="P4"><text:s text:c="3"/><text:span text:style-name="T2">خشمگین</text:span> - عصبانی، خشمگین <text:s/></text:p>
      <text:p text:style-name="P4"/>
      <text:p text:style-name="P4">#### Today's Idiom <text:s/></text:p>
      <text:p text:style-name="P15">اصطلاح امروز</text:p>
      <text:p text:style-name="P4"/>
      <text:p text:style-name="P4"><text:span text:style-name="T2">Pyrrhic victory</text:span> — a too costly victory (King Pyrrhus defeated the Romans but his losses were extremely heavy) <text:s/></text:p>
      <text:p text:style-name="P4"><text:span text:style-name="T2">پیروزی پیروس</text:span> — پیروزی بسیار پرهزینه (پادشاه پیروس رومیان را شکست داد اما تلفات او بسیار سنگین بود)</text:p>
      <text:p text:style-name="P4"/>
      <text:p text:style-name="P4">*Example:* <text:s/></text:p>
      <text:p text:style-name="P4">In heavy fighting the troops managed to recapture the hill, but it could only be considered a <text:span text:style-name="T2">Pyrrhic victory</text:span>. <text:s/></text:p>
      <text:p text:style-name="P4">در نبرد سنگین، نیروها موفق به بازپس‌گیری تپه شدند، اما تنها می‌توان آن را یک <text:span text:style-name="T2">پیروزی پیروس</text:span> دانست.</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Week 2, Day 3</text:p>
      <text:p text:style-name="P4"/>
      <text:p text:style-name="P4">#### DR. JEKYLL OR MR. HYDE? <text:s/></text:p>
      <text:p text:style-name="P15">دکتر جکیل یا آقای هاید؟</text:p>
      <text:p text:style-name="P4"/>
      <text:p text:style-name="P4">Under the <text:span text:style-name="T2">pretext</text:span> of being a surgeon, he gained entry to the hospital. When interviewed by the director, he had to <text:span text:style-name="T2">fabricate</text:span> a tale of his medical experience, but he was so <text:span text:style-name="T2">adroit</text:span> at lying that he got away with it. It was not until the phony “doctor” began to <text:span text:style-name="T2">gesticulate</text:span> wildly with his scalpel, that a <text:span text:style-name="T2">vigilant</text:span> nurse was able to detect the fraud. In the annals of medical history, there have been a number of such cases. <text:s/></text:p>
      <text:p text:style-name="P4">او تحت <text:span text:style-name="T2">بهانه</text:span> جراح بودن، وارد بیمارستان شد. زمانی که مدیر بیمارستان با او مصاحبه کرد، او مجبور شد داستانی از تجربه پزشکی خود <text:span text:style-name="T2">جعل</text:span> کند، اما او چنان <text:span text:style-name="T2">ماهر</text:span> در دروغ گفتن بود که از این ماجرا جان سالم به در برد. تا زمانی که این "دکتر" تقلبی شروع به <text:span text:style-name="T2">اشاره‌های شدید</text:span> با چاقوی جراحی خود نکرد، یک پرستار <text:span text:style-name="T2">هوشیار</text:span> قادر به کشف تقلب نبود. در تاریخ پزشکی، موارد زیادی از این دست وجود داشته است.</text:p>
      <text:p text:style-name="P4"/>
      <text:p text:style-name="P4">#### Sample Sentences <text:s/></text:p>
      <text:p text:style-name="P4">از کلمات جدید در جملات زیر استفاده کنید.</text:p>
      <text:p text:style-name="P4"/>
      <text:p text:style-name="P4">1. The shootings at Columbine High School made educators much more <text:span text:style-name="T2">vigilant</text:span>. <text:s/></text:p>
      <text:p text:style-name="P4"><text:s text:c="3"/>تیراندازی‌ها در دبیرستان کلمباین، معلمان را بسیار <text:span text:style-name="T2">هوشیارتر</text:span> کرد.</text:p>
      <text:p text:style-name="P4"/>
      <text:p text:style-name="P4">2. My nephew is quite <text:span text:style-name="T2">adroit</text:span> at making model airplanes. <text:s/></text:p>
      <text:p text:style-name="P4"><text:s text:c="3"/>برادرزاده‌ام در ساخت هواپیماهای مدل بسیار <text:span text:style-name="T2">ماهر</text:span> است.</text:p>
      <text:p text:style-name="P4"/>
      <text:p text:style-name="P4">3. Most fishermen can <text:span text:style-name="T2">fabricate</text:span> a story about the size of the one that got away. <text:s/></text:p>
      <text:p text:style-name="P4"><text:s text:c="3"/>بیشتر ماهیگیران می‌توانند داستانی در مورد اندازه ماهی‌ای که فرار کرده <text:span text:style-name="T2">بسازند</text:span>.</text:p>
      <text:p text:style-name="P4"/>
      <text:p text:style-name="P4">4. Her <text:span text:style-name="T2">pretext</text:span> of being tired did not fool us for an instant. <text:s/></text:p>
      <text:p text:style-name="P4"><text:s text:c="3"/><text:span text:style-name="T2">بهانه</text:span> او برای خستگی ما را حتی لحظه‌ای فریب نداد.</text:p>
      <text:p text:style-name="P4"/>
      <text:p text:style-name="P4">5. I often marvel as I watch the traffic officer <text:span text:style-name="T2">gesticulate</text:span> at the onrushing cars. <text:s/></text:p>
      <text:p text:style-name="P4"><text:s text:c="3"/>من اغلب تعجب می‌کنم وقتی افسر ترافیک را می‌بینم که به سمت ماشین‌های در حال حرکت <text:span text:style-name="T2">اشاره می‌کند</text:span>.</text:p>
      <text:p text:style-name="P4"/>
      <text:p text:style-name="P4">#### Definitions <text:s/></text:p>
      <text:p text:style-name="P15">معانی کلمات جدید را با معانی آنها تطبیق دهید.</text:p>
      <text:p text:style-name="P4"/>
      <text:p text:style-name="P4">6. <text:span text:style-name="T2">pretext</text:span> - c. an excuse <text:s/></text:p>
      <text:p text:style-name="P4"><text:s text:c="3"/><text:span text:style-name="T2">بهانه</text:span> - عذر</text:p>
      <text:p text:style-name="P4"/>
      <text:p text:style-name="P4">7. <text:span text:style-name="T2">fabricate</text:span> - a. to lie; to construct <text:s/></text:p>
      <text:p text:style-name="P4"><text:s text:c="3"/><text:span text:style-name="T2">جعل کردن</text:span> - دروغ گفتن؛ ساختن</text:p>
      <text:p text:style-name="P4"/>
      <text:p text:style-name="P4">8. <text:span text:style-name="T2">adroit</text:span> - b. skillful <text:s/></text:p>
      <text:p text:style-name="P4"><text:s text:c="3"/><text:span text:style-name="T2">ماهر</text:span> - چیره‌دست</text:p>
      <text:p text:style-name="P4"/>
      <text:p text:style-name="P4">9. <text:span text:style-name="T2">gesticulate</text:span> - e. move the arms energetically <text:s/></text:p>
      <text:p text:style-name="P4"><text:s text:c="3"/><text:span text:style-name="T2">اشاره کردن</text:span> - با حرکات شدید دست اشاره کردن</text:p>
      <text:p text:style-name="P4"/>
      <text:p text:style-name="P4">10. <text:span text:style-name="T2">vigilant</text:span> - d. watchful <text:s/></text:p>
      <text:p text:style-name="P4"><text:s text:c="4"/><text:span text:style-name="T2">هوشیار</text:span> - مراقب</text:p>
      <text:p text:style-name="P4"/>
      <text:p text:style-name="P4">---</text:p>
      <text:p text:style-name="P4"/>
      <text:p text:style-name="P4"><text:soft-page-break/>#### Today's Idiom <text:s/></text:p>
      <text:p text:style-name="P15">اصطلاح امروز</text:p>
      <text:p text:style-name="P4"/>
      <text:p text:style-name="P4"><text:span text:style-name="T2">a wet blanket</text:span> — one who spoils the fun <text:s/></text:p>
      <text:p text:style-name="P4"><text:span text:style-name="T2">آب سردی بر آتش</text:span> — کسی که لذت را خراب می‌کند</text:p>
      <text:p text:style-name="P4"/>
      <text:p text:style-name="P4">*Example:* <text:s/></text:p>
      <text:p text:style-name="P4">Everyone wanted the party to go on, but Ronnie, the <text:span text:style-name="T2">wet blanket</text:span>, decided to go home to bed. <text:s/></text:p>
      <text:p text:style-name="P4">همه می‌خواستند مهمانی ادامه پیدا کند، اما رونی، <text:span text:style-name="T2">آب سردی بر آتش</text:span>، تصمیم گرفت به خانه برود و بخوابد.</text:p>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B Badr" svg:font-family="'B Badr'" style:font-pitch="variable"/>
    <style:font-face style:name="B Mitra" svg:font-family="'B Mitr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6P0" style:volatile="true">
      <number:currency-symbol number:language="en" number:country="US">$</number:currency-symbol>
      <number:number number:decimal-places="0" number:min-decimal-places="0" number:min-integer-digits="1" number:grouping="true"/>
    </number:currency-style>
    <number:currency-style style:name="N106">
      <number:text>-</number:text>
      <number:currency-symbol number:language="en" number:country="US">$</number:currency-symbol>
      <number:number number:decimal-places="0" number:min-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decimal-places="0" number:decimal-replacement="--"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2P0"/>
    </number:currency-style>
    <number:number-style style:name="N114P0" style:volatile="true">
      <number:number number:decimal-places="0" number:min-decimal-places="0" number:min-integer-digits="1" number:grouping="true"/>
      <number:text loext:blank-width-char=")">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6P0" style:volatile="true">
      <number:number number:decimal-places="2" number:min-decimal-places="2" number:min-integer-digits="1" number:grouping="true"/>
      <number:text loext:blank-width-char=")">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number-style style:name="N117">
      <number:scientific-number number:decimal-places="2" number:min-decimal-places="2" number:min-integer-digits="1" number:min-exponent-digits="2" number:exponent-interval="3" number:forced-exponent-sign="true"/>
    </number:number-style>
    <number:currency-style style:name="N11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9P0"/>
    </number:currency-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7">
      <number:month number:calendar="jewish" number:style="long" number:textual="true"/>
      <number:text> </number:text>
      <number:day number:calendar="jewish"/>
      <number:text> </number:text>
      <number:year number:calendar="jewish" number:style="long"/>
    </number:date-style>
    <number:date-style style:name="N128">
      <number:day number:calendar="jewish"/>
      <number:text> </number:text>
      <number:month number:calendar="jewish" number:style="long" number:textual="true"/>
    </number:date-style>
    <number:date-style style:name="N129">
      <number:month number:calendar="jewish" number:style="long" number:textual="true"/>
      <number:text> </number:text>
      <number:day number:calendar="jewish"/>
    </number:date-style>
    <number:date-style style:name="N130">
      <number:month number:calendar="jewish" number:style="long" number:textual="true"/>
      <number:text> </number:text>
      <number:year number:calendar="jewish" number:style="long"/>
    </number:date-style>
    <number:date-style style:name="N131">
      <number:month number:calendar="jewish" number:style="long" number:textual="true"/>
    </number:date-style>
    <number:number-style style:name="N10105" number:language="fa" number:country="IR" loext:transliteration-spellout="capitalize cardinal" number:transliteration-language="fa" number:transliteration-country="IR">
      <number:number number:decimal-places="0" number:min-decimal-places="0" number:min-integer-digits="1"/>
    </number:number-style>
    <number:number-style style:name="N10106" number:language="fa" number:country="IR" loext:transliteration-spellout="title cardinal" number:transliteration-language="fa" number:transliteration-country="IR">
      <number:number number:decimal-places="0" number:min-decimal-places="0" number:min-integer-digits="1"/>
    </number:number-style>
    <number:number-style style:name="N10107" number:language="fa" number:country="IR" loext:transliteration-spellout="upper cardinal" number:transliteration-language="fa" number:transliteration-country="IR">
      <number:number number:decimal-places="0" number:min-decimal-places="0" number:min-integer-digits="1"/>
    </number:number-style>
    <number:number-style style:name="N10108" number:language="fa" number:country="IR" loext:transliteration-spellout="title USD"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2" number:min-decimal-places="2" number:min-integer-digits="1"/>
    </number:number-style>
    <number:number-style style:name="N10110" number:language="fa" number:country="IR" loext:transliteration-spellout="upper USD" number:transliteration-language="fa" number:transliteration-country="IR">
      <number:number number:decimal-places="0" number:min-decimal-places="0" number:min-integer-digits="1"/>
    </number:number-style>
    <number:number-style style:name="N10111" number:language="fa" number:country="IR" loext:transliteration-spellout="upper USD" number:transliteration-language="fa" number:transliteration-country="IR">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5:03:49.549118611</meta:creation-date>
    <meta:editing-duration>PT18M1S</meta:editing-duration>
    <meta:editing-cycles>5</meta:editing-cycles>
    <meta:generator>LibreOffice/24.2.5.2$Linux_X86_64 LibreOffice_project/420$Build-2</meta:generator>
    <dc:date>2024-08-28T06:49:21.752971229</dc:date>
    <meta:print-date>2024-08-28T05:51:18.208811636</meta:print-date>
    <meta:printed-by>PDF files</meta:printed-by>
    <meta:document-statistic meta:table-count="0" meta:image-count="0" meta:object-count="0" meta:page-count="12" meta:paragraph-count="327" meta:word-count="3768" meta:character-count="20537" meta:non-whitespace-character-count="16714"/>
  </office:meta>
</office:document-meta>
</file>